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officeooo:paragraph-rsid="00127a55"/>
    </style:style>
    <style:style style:name="P5" style:family="paragraph" style:parent-style-name="Standard">
      <style:paragraph-properties style:line-height-at-least="0.503cm"/>
      <style:text-properties fo:font-size="14pt" fo:font-weight="bold" officeooo:paragraph-rsid="00127a55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499cm" loext:contextual-spacing="false" style:line-height-at-least="0.503cm"/>
      <style:text-properties fo:color="#cccccc" style:font-name="Droid Sans Mono" fo:font-size="10.5pt" fo:font-weight="normal" fo:background-color="#1f1f1f"/>
    </style:style>
    <style:style style:name="P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8080"/>
    </style:style>
    <style:style style:name="T2" style:family="text">
      <style:text-properties fo:color="#808080" officeooo:rsid="00127a55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d7ba7d"/>
    </style:style>
    <style:style style:name="T7" style:family="text">
      <style:text-properties fo:color="#d4d4d4"/>
    </style:style>
    <style:style style:name="T8" style:family="text">
      <style:text-properties fo:color="#b5cea8"/>
    </style:style>
    <style:style style:name="T9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SERVICE.HTML</text:span></text:p>
      <text:p text:style-name="P4"><text:span text:style-name="T2"/></text:p>
      <text:p text:style-name="P4"><text:span text:style-name="T2"/></text:p>
      <text:p text:style-name="P4"><text:span text:style-name="T1">&lt;!DOCTYPE html&gt;</text:span></text:p>
      <text:p text:style-name="P3"><text:span text:style-name="T1">&lt;html&gt;</text:span></text:p>
      <text:p text:style-name="P3"><text:span text:style-name="T1">&lt;head&gt;</text:span></text:p>
      <text:p text:style-name="P3"><text:span text:style-name="T1">&lt;meta name="viewport" content="width=device-width, initial-scale=1"&gt;</text:span></text:p>
      <text:p text:style-name="P3"><text:span text:style-name="T1">&lt;style&gt;</text:span></text:p>
      <text:p text:style-name="P3"><text:span text:style-name="T1">body {</text:span></text:p>
      <text:p text:style-name="P3"><text:span text:style-name="T1"><text:s text:c="2"/>margin: 0;</text:span></text:p>
      <text:p text:style-name="P3"><text:span text:style-name="T1"><text:s text:c="2"/>font-family: Arial, Helvetica, sans-serif;</text:span></text:p>
      <text:p text:style-name="P3"><text:span text:style-name="T1"><text:s text:c="2"/>background-image:url("https://parentportfolio.com/wp-content/uploads/2023/05/mom-adobe-stock-3.jpg");</text:span></text:p>
      <text:p text:style-name="P3"><text:span text:style-name="T1"><text:s text:c="2"/>background-size: cover;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}</text:span></text:p>
      <text:p text:style-name="P3"><text:span text:style-name="T1"/></text:p>
      <text:p text:style-name="P3"><text:span text:style-name="T1">.topnav a {</text:span></text:p>
      <text:p text:style-name="P3"><text:span text:style-name="T1"><text:s text:c="2"/>float:right;</text:span></text:p>
      <text:p text:style-name="P3"><text:span text:style-name="T1"><text:s text:c="2"/>color: aliceblue;</text:span></text:p>
      <text:p text:style-name="P3"><text:span text:style-name="T1"><text:s text:c="2"/>text-align: center;</text:span></text:p>
      <text:p text:style-name="P3"><text:span text:style-name="T1"><text:s text:c="2"/>padding: 14px 16px;</text:span></text:p>
      <text:p text:style-name="P3"><text:span text:style-name="T1"><text:s text:c="2"/>font-size: 17px;</text:span></text:p>
      <text:p text:style-name="P3"><text:span text:style-name="T1">}</text:span></text:p>
      <text:p text:style-name="P3"><text:span text:style-name="T1"/></text:p>
      <text:p text:style-name="P3"><text:span text:style-name="T1">.topnav :hover{</text:span></text:p>
      <text:p text:style-name="P3"><text:span text:style-name="T1"><text:s text:c="2"/>background-color:rgb(211, 81, 100);</text:span></text:p>
      <text:p text:style-name="P3"><text:span text:style-name="T1"><text:s text:c="2"/>color: white;</text:span></text:p>
      <text:p text:style-name="P3"><text:span text:style-name="T1"><text:s text:c="2"/>font-size: 20px;</text:span></text:p>
      <text:p text:style-name="P3"><text:span text:style-name="T1"><text:s text:c="2"/>font-weight: bold;</text:span></text:p>
      <text:p text:style-name="P3"><text:span text:style-name="T1">}</text:span></text:p>
      <text:p text:style-name="P3"><text:span text:style-name="T1"/></text:p>
      <text:p text:style-name="P3"><text:span text:style-name="T1">.topnav {</text:span></text:p>
      <text:p text:style-name="P3"><text:span text:style-name="T1"><text:s text:c="2"/>background-color:rgb(211, 81, 100);</text:span></text:p>
      <text:p text:style-name="P3"><text:span text:style-name="T1"><text:s text:c="2"/>color: white;</text:span></text:p>
      <text:p text:style-name="P3"><text:span text:style-name="T1">}</text:span></text:p>
      <text:p text:style-name="P3"><text:span text:style-name="T1">.a{</text:span></text:p>
      <text:p text:style-name="P3"><text:span text:style-name="T1"><text:s text:c="4"/>text-align:;</text:span></text:p>
      <text:p text:style-name="P3"><text:span text:style-name="T1"><text:s text:c="4"/>background-color:white;</text:span></text:p>
      <text:p text:style-name="P3"><text:span text:style-name="T1"><text:s text:c="4"/>color:white;</text:span></text:p>
      <text:p text:style-name="P3"><text:span text:style-name="T1">}</text:span></text:p>
      <text:p text:style-name="P3"><text:span text:style-name="T1">.b{</text:span></text:p>
      <text:p text:style-name="P3"><text:span text:style-name="T1"><text:s text:c="4"/>text-align: right;</text:span></text:p>
      <text:p text:style-name="P3"><text:span text:style-name="T1"><text:s text:c="4"/>padding-top: 50px;</text:span></text:p>
      <text:p text:style-name="P3"><text:span text:style-name="T1"><text:s text:c="4"/>font-size:40px;</text:span></text:p>
      <text:p text:style-name="P3"><text:span text:style-name="T1"><text:s text:c="4"/>font-weight: bold;</text:span></text:p>
      <text:p text:style-name="P3"><text:span text:style-name="T1">}</text:span></text:p>
      <text:p text:style-name="P3"><text:span text:style-name="T1">&lt;/style&gt;</text:span></text:p>
      <text:p text:style-name="P3"><text:soft-page-break/><text:span text:style-name="T1">&lt;/head&gt;</text:span></text:p>
      <text:p text:style-name="P3"><text:span text:style-name="T1">&lt;body&gt;</text:span></text:p>
      <text:p text:style-name="P3"><text:span text:style-name="T1">&lt;header class="a"&gt;</text:span></text:p>
      <text:p text:style-name="P3"><text:span text:style-name="T1"><text:s text:c="2"/>&lt;div class="topnav"&gt;</text:span></text:p>
      <text:p text:style-name="P3"><text:span text:style-name="T1"><text:s/>&lt;img src="data:image/png;base64,iVBORw0KGgoAAAANSUhEUgAAAOEAAADhCAMAAAAJbSJIAAABQVBMVEX////n6Oi9vLyouV9/q9u8YJ/+vjSgV4eOm1XQnjlxkrXp6ur6+vru7+/z9PTr7OzDwsLU09Ph4eHIx8efw2iHsESRn1ZzlbrUoTinWY3o792vyYmktlWcrFvp7+yvXJTcpjh6ocz3uTXr6/DrsTbY5cS5VpqHsz/G2qne6M/4+vTV2sJ2ptr/vCTy9uve6c+iw3C/152yyOGErtyytKXl4OS/aaTbxNScwGOKsUvB1qTb39DK1+S8yI2hvt+wv3KrsrrI0ajf0NvFfq7r4Mn7xE/2zHfPoMDu3Lnz1JfS4ry71Jiuy4PCzZu1w37V3eW/0OOYqr+mq41+mLacpXeWoGaXqE7FybaIl0e4uLGynqurgZymbZKnc5XAsZbJqnLNpFXLpl/Ljbf1z4bx16b7xVfw2Kj2zXzSqsbcx9WCsi7xWvsGAAAM1UlEQVR4nO2dC3vathrHcRNoOpOQZnGXORlL64INqy+EJsGkTdZcmtbQZtdzetnWnfZ0F77/BziSfJNsyTYhseiO/k+fQgDr1c/vq1cXg1ypCAkJCQkJCQkJCQkJCQkJCQkJCQkJCQkJCQnNo+r1lZX6bFoBJfDGYAjUTVpelmVpNsmyvNyQ5w+zvtJozIiWAG0szxNkfflq8ULIeWGsL88amUzNBSOIz+vig1pe4Q64fJ18QPIyX8CVawvQWMs8I7UMQNAa+SFeX4pJIPJqjKkmqGka7PFlGTxOzyE3GjL+yB8xEaKaJn3z4uXCwtbWwtHLJwfSdJByQ3q0c9hffPCg3z/cuZASkFwClQTUtIPHAG5rAQk8OXqxVpxRbjw6BHCLgQDmzgXZCXFIN3WiBtrBy5Au1NbCC0krBti4OIzxAsjFHYmwUH6ngTdCWXuRwAsYvymCKMs7CTyfsf8IR5TLbop4jGprRzRAyPgiH1GW+jRAyHiII5bcFPEY1Q4WGIAA8XFeY5Qv+nQ+hIgfXG6crhCAGdp6nE2YBZhALNWJ2GhUllghWixQswAB4g4WLGU6EXfh40xAgJiVbhqHjDYYIWLppkwnxi7UvskBBIgZgI9yAIGwj5eXTutY6zjKA8yKUzk7RpNxWl63j7nwSa4LgdYY2abxXb4LFx9gJ4QHYb4LgROfMJxYwIWEE0vr9ePOUD4o4sKFIzBdoOmigAsXF/txBJRGGJmkj9YWFr766g6h16s0ff79F4Tu3qU78SKy1yiJMB6x0YP0q6WE7vxwg6ofP0voCxojFqZl9RfYoLsIHyD8iU6YBISiMB6WThj197RmeCcNuLT0MxXwWxohBbEfp6aSGmLkQ0p3TwVcWpqCMI0YE5aVaiJCOUVICdGpCVOI80TIApyO8LM5JmTE6LSEd+eHMJFpmC6cJtOknciTcK2gC6foLShOxBYzyiaUZLLHZwEuFe3xQ33B6PHLJySnv8wgffWQTvh9McJHpQ9MWfNfkhAfl1KHpauff4uPStkNMW6G5RNKMjPRYK9vPdbocwti9nSXQUisKZZPSEwumIQHrBkwvhTMJLzAji6fUJLyCbdespeiChASy8IcCPFlDBYhy4WkExmEhAu5+FCOl0vphMw1DHR0P4eQWDDlRHiQ7cOsGIVL3tmE5Lo+H0Ksx6ASHkmZy/rxiimVsL82B4RxU6QQbi0c5Fx9ilYUaYT9i8Tp4UMYeTFNuJXjQdyLacIH/dTRnAgl7QClmxTh1osiX1VsXKALiClC0AZTR/MilDT5CQjIBOHWUaFLwPDy1c7igyRh4hIwb0LAKD1Z+BcG+ArwFb2MD9y4ttMnCB/0v6O6nyOhJGvyv39auvMKaennHw60wnzw6Ib86MdoMvXj9xepr9TwJwS1vA0mRK8fAr0GT1hXY5iMt9G0H+jGjVXm0XNAGOlyhHlHC0JBKAgFoSAUhIJQEApCQSgIBaEgFISCUBAKwkKEq6t+BVfZa0mfMKHcvP3m7S83kX59+0ZqToeo3f7t3e+3NjY2bv3+n3cP1xhLkRwJm82/3399M9aXe+e7xRk17fTpfQDna2Nj++w5/YoOP8Lm8Um7jRPerLargLEg4OlT07x/C9M90/xAWzLnRSjL5+12tUoSVqvtvf1iiB9Ms1YjCWs1896zNCInwubuCeBLEwLG83xETToDfGlCwPghhciHsLlbRYAUwmr7JO/6mnZaQ4AUwpr5NInIhTACpBFW2++zvagd1AJRCAHiHBDK0l4ASCXMDVQ/RBmEqUDlQdh8HwLSCavtrHSjPTWzfAgQyXTDgbC5HwEyCKvVDMBnESCDsFbj7sO9ah5hRpxqMQiL0PwTd2L5hM2/2rmE1fYuI59q/zVzCWsmXx82MReyCVlOlM/yfVgzn2NOLJ2wedxmEX6NvbEnU6WdYi6sbTMIa2c8fdg8ZxLi+vIN/UvC77Y3Yt1iEZqnPAlPqrhYhDffrt6g6fdbDG3UcEIsTEv/NcJutRjhr1TC1yzAW9sE4VOOhEQzrFa/ZBH+QnXh6w0W4X2csPaRX5Q2/yYJmQ3xJpXwNyYhAVi7x4+wsU8Ssp04HeH9+SVktsSpCDdqc0PYTBGy4nQqwnvcCeNfyR4nCRlxSs80D+mEiRjFu/yytqeLCXeTgAwvTtNbJD2I9xZl7fmF/XZtrxhi8R5/OwWIz4JL+y13NFXApr84YypU31ABb7xLhul2KkJrxCS4rI0x4j0V0qkmgiS0+jlVv23jun8/7T+kONGUtQcPtklUgw5Iqv2+yfjtGp2I2QzL22WINblgER4z5ofaB7MAYTy1KG9Hs3gTJVo2TQGesJe</text:span><text:soft-page-break/><text:span text:style-name="T1">i8gnNj7ELy9tGCQtTYhmDQchaxABOfJ6LaJ5yCNJKBfslhLyXg5i9YHqWg4gvmJa57R62417z+PIxCnSaF6O8NmzDnMjsMXzAPXaMojh9luVEE1+jKXGrrwq5bWIWYnuPlUcjxD/YiOY9/DppyRsnJta9GYzAg7mX19heNM9wwLI3vyR28W7u0tMN6OoLXOjWTunpxvyT+FjpG5iu4Nabzb+qKcb23t/FLgFr8vNaitE8I6/JlL+VcD15FfF8D4/VdvtkXy54GR9eB/5wz8QgTfPjHxKX62oEIvnzQICzf74HyKCqJ+fHxfl8xmd/ngEyqNrH56fJrylw2WA/taF+s9nYPT7e3z/eXWtO+W0aCW2VLZ2ePnt2eiClf9jHaV922j0DZLnJ+OlgYUyKuO3Kfr23RYjFcWf9chC53jrg2m/+ANfX+N7F4xpvUOKL210DYq1cpxvlebgNC7wPyzX5UeZ/D5ZA9ZXruFlQg3MDTGjlam/4JDfm4jZBCdUh5fIVCATnHOKFmvGua0i8GYSEhISEhP7/1A10taWq3tDwrKst87JyXKSBY1wdpO0ouq4rynguGB3XgXIVZaBeUZEtRXG8VmuoKO5VFTmLHKWDHu2B616NFy1XMfwng/EVB/+lFBJWuq7izVCOrRvBM0MZB8/mgQ8jrPSUzRnKiQk3FSPzk2UrJozP/WXUiQjHc0u4qYzgg9Uy4kRvgUCzjSDNqsZo5AWR11XhO71R8EnV8vSepcIXQSw4KSu2MTKAnW5H9T8dFh9mImi0FbzaJYx2hqOeN1O4R4S2orSAcUdH6vmvTQxrAP6Ctq11kP9BL+A7yADvuLBH0IewyhNdccGfE9iSVd1NZBgPHAb+ubY6GaNPh8EyniDEzrpv1C+6NfFUUJYOy1AHvtFZMoSjtLqWZdk9xQV2LV0Zt1TVG/iRpurDwcCwW/Ap7AJU1Rj49fCUTcUBn+y5Oni32xtuumNj2EMVBkW5BtZPjHR31FE7Q1cfupuoqLDBb+rwY8Dopg2KDlIdaNFKaFRHRkKjlyR0QVeItAlPmmejV1VlgE6h4g4CdwyUIXq01hVYqxY6IRXYev2Y7GCV8GCRzjCIOi/sFi1HoRJWPD+MOr5RW3Ed32h3EPU7yuV71qDHHxtkEQ4qEjhODasZRlZHH/mEQS0UFz3a+Gnueg5gdHtBNVvhyy6dMNRAsRChHpwbw88M0Jw+qlxWDv3sjFDzVJX19MeU9To0uRm9g1DtRCBZINLRWbGjMmCVMwnHyIgdnUxHj4Z9+vqls02SsOuNQdV0NyAMTl134A4NX57rWpDQiAqgEkIe1LCMILwrEVua0IJGQSpyfUI/zYHBkWuEilrLzIQtVx+MR72eExAGdbEGrrMeyHEKElY2XQfmnTgRWnRCzzc69OvSwQjXY6NXRNjRXb/zGeoEIWhMpIUUYYdCaCuDbB+OEWFLd1uojBFJCIxelgoXSTgOs8KI9CGoS4c4rJAPVUhoYwMALyCMGhoy7ih2aJ2IUtAOr2JuQhL62QzITRC24nqiz2f5MEydlSFqxoMQIMylFgRHJfmpGjVsKIX0IZbAKzOgkoRO0GgMJUEI3gns9mAXTyOM3R2kp5ZfYy+ceXaD/jDsP7pgVgrfWQ8Cp5ckrIedMGiw4VmalRA0CUO11JE+QiceIwSzPqdlqS1Hh4kGIxz7hBZoTFYHHmSg0Y/VGSnB6Rrq7hAUCkYmQ7+8oQKsgIHTwA9LDxi1rM4YDJM66FyFhBUwehsDox4wevmh6YBsYAYaaypqyx9iTuLpRnfTHzz6DvImkQ8n3YBDUSaobi00mFT0QXjewQtwXDroWMEZG6PR5ro1mtj+odCoq3oT6Ex7Evfu1hjZjLx6GVkqeSnI8oYGyGzdDvSU/3/0FpgA2OHcInpHDWPAHvbCOUlnOB6P8LiyjSGcW6hhKINpSs+GxruRUfBn10ZGVZbRT0AR4T9WgvDTl6rPslDyKcgazjJZFxISEhISEhISEhISEhISEhISEhISEhISEhISEhIS+uT1P2wcU4MJKKTYAAAAAElFTkSuQmCC" height="100px" width="100px"&gt;</text:span></text:p>
      <text:p text:style-name="P3"><text:span text:style-name="T1"><text:s text:c="4"/>&lt;a href=" "&gt;signup&lt;/a&gt;</text:span></text:p>
      <text:p text:style-name="P3"><text:span text:style-name="T1"><text:s text:c="4"/>&lt;a href=" "&gt;Login&lt;/a&gt;</text:span></text:p>
      <text:p text:style-name="P3"><text:span text:style-name="T1"><text:s text:c="4"/>&lt;a href=" "&gt;Contact&lt;/a&gt;</text:span></text:p>
      <text:p text:style-name="P3"><text:span text:style-name="T1"><text:s text:c="4"/>&lt;a href=" "&gt;About&lt;/a&gt;</text:span></text:p>
      <text:p text:style-name="P3"><text:span text:style-name="T1"><text:s text:c="4"/>&lt;a href=" "&gt;Attendance&lt;/a&gt;</text:span></text:p>
      <text:p text:style-name="P3"><text:span text:style-name="T1"><text:s text:c="4"/>&lt;a href=" "&gt;Academic Calender&lt;/a&gt;</text:span></text:p>
      <text:p text:style-name="P3"><text:span text:style-name="T1"><text:s text:c="4"/>&lt;a href=" "&gt;Student Academic Grades&lt;/a&gt;</text:span></text:p>
      <text:p text:style-name="P3"><text:span text:style-name="T1"><text:s text:c="4"/>&lt;a href=" "&gt;Home&lt;/a&gt;&lt;/div&gt;</text:span></text:p>
      <text:p text:style-name="P3"><text:span text:style-name="T1"><text:s text:c="4"/>&lt;/header&gt;</text:span></text:p>
      <text:p text:style-name="P3"><text:span text:style-name="T1"><text:s text:c="4"/>&lt;h1 class="b"&gt;Versatile &lt;br&gt;communication tool&lt;br&gt; fosters parent involvement&lt;/h1&gt;</text:span></text:p>
      <text:p text:style-name="P3"><text:span text:style-name="T1">&lt;/body&gt;</text:span></text:p>
      <text:p text:style-name="P3"><text:span text:style-name="T1">&lt;/htm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21:39:38.555646335</meta:creation-date>
    <dc:date>2023-09-26T21:44:10.339072230</dc:date>
    <meta:editing-duration>PT4M33S</meta:editing-duration>
    <meta:editing-cycles>1</meta:editing-cycles>
    <meta:document-statistic meta:table-count="0" meta:image-count="0" meta:object-count="0" meta:page-count="3" meta:paragraph-count="58" meta:word-count="118" meta:character-count="6111" meta:non-whitespace-character-count="5950"/>
    <meta:generator>LibreOffice/6.4.7.2$Linux_X86_64 LibreOffice_project/40$Build-2</meta:generator>
  </office:meta>
</office:document-meta>
</file>